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2CB4AF984F2F6731.png" manifest:media-type="image/png"/>
  <manifest:file-entry manifest:full-path="Pictures/100002010000010000000100C782418E17D2587E.png" manifest:media-type="image/png"/>
  <manifest:file-entry manifest:full-path="Pictures/10000201000001000000010057A82E92EC4C3B72.png" manifest:media-type="image/png"/>
  <manifest:file-entry manifest:full-path="Pictures/10000201000001000000010060A4C73A5B4EC8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7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78.18cm" svg:height="6.772cm" svg:x="7.633cm" svg:y="10.714cm">
          <draw:image xlink:href="Pictures/10000201000001000000010060A4C73A5B4EC8F9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2.794cm" svg:height="2.794cm" svg:x="5.445cm" svg:y="7.35cm">
            <draw:image xlink:href="Pictures/10000201000001000000010057A82E92EC4C3B72.png" xlink:type="simple" xlink:show="embed" xlink:actuate="onLoad" loext:mime-type="image/png">
              <text:p/>
            </draw:image>
          </draw:frame>
          <draw:frame draw:style-name="gr2" draw:text-style-name="P2" draw:layer="layout" svg:width="2.794cm" svg:height="2.794cm" svg:x="10.906cm" svg:y="7.223cm">
            <draw:image xlink:href="Pictures/100002010000010000000100C782418E17D2587E.png" xlink:type="simple" xlink:show="embed" xlink:actuate="onLoad" loext:mime-type="image/png">
              <text:p/>
            </draw:image>
          </draw:frame>
          <draw:frame draw:style-name="gr3" draw:text-style-name="P2" draw:layer="layout" svg:width="2.794cm" svg:height="2.794cm" svg:x="5.572cm" svg:y="10.652cm">
            <draw:image xlink:href="Pictures/1000020100000100000001002CB4AF984F2F6731.png" xlink:type="simple" xlink:show="embed" xlink:actuate="onLoad" loext:mime-type="image/png">
              <text:p text:style-name="P2">v</text:p>
            </draw:image>
          </draw:frame>
          <draw:frame draw:style-name="gr3" draw:text-style-name="P2" draw:layer="layout" svg:width="2.794cm" svg:height="2.794cm" svg:x="11.172cm" svg:y="10.652cm">
            <draw:image xlink:href="Pictures/1000020100000100000001002CB4AF984F2F6731.png" xlink:type="simple" xlink:show="embed" xlink:actuate="onLoad" loext:mime-type="image/png">
              <text:p text:style-name="P2">v</text:p>
            </draw:image>
          </draw:frame>
          <draw:frame draw:style-name="gr4" draw:text-style-name="P4" draw:layer="layout" svg:width="3.048cm" svg:height="1.016cm" svg:x="5.572cm" svg:y="14.462cm">
            <draw:text-box>
              <text:p text:style-name="P3"><text:span text:style-name="T1">10 USD</text:span></text:p>
            </draw:text-box>
          </draw:frame>
          <draw:frame draw:style-name="gr4" draw:text-style-name="P4" draw:layer="layout" svg:width="4.179cm" svg:height="1.016cm" svg:x="10.972cm" svg:y="14.462cm">
            <draw:text-box>
              <text:p text:style-name="P3"><text:span text:style-name="T1">10,000 COP</text:span></text:p>
            </draw:text-box>
          </draw:frame>
          <draw:frame draw:style-name="gr5" draw:text-style-name="P6" draw:layer="layout" svg:width="13.335cm" svg:height="1.038cm" svg:x="4.048cm" svg:y="16.345cm">
            <draw:text-box>
              <text:p text:style-name="P5"><text:span text:style-name="T2">10,000 </text:span><text:span text:style-name="T2">COP / 10 </text:span><text:span text:style-name="T2">USD = <text:s/></text:span><text:span text:style-name="T1">1,000 COP / </text:span><text:span text:style-name="T1">1 US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37:59.228127612</meta:creation-date>
    <dc:date>2021-08-30T21:10:51.603606925</dc:date>
    <meta:editing-duration>PT1H6M58S</meta:editing-duration>
    <meta:editing-cycles>4</meta:editing-cycles>
    <meta:generator>LibreOffice/6.4.7.2$Linux_X86_64 LibreOffice_project/40$Build-2</meta:generator>
    <meta:document-statistic meta:object-count="9"/>
  </office:meta>
</office:document-meta>
</file>